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e0f" officeooo:paragraph-rsid="0007fe0f"/>
    </style:style>
    <style:style style:name="P2" style:family="paragraph" style:parent-style-name="Standard">
      <style:text-properties officeooo:rsid="0007fe0f" officeooo:paragraph-rsid="0007fe0f" fo:background-color="#ffff00"/>
    </style:style>
    <style:style style:name="P3" style:family="paragraph" style:parent-style-name="Standard">
      <style:text-properties officeooo:rsid="0007fe0f" officeooo:paragraph-rsid="0007fe0f" fo:background-color="#00ffff"/>
    </style:style>
    <style:style style:name="T1" style:family="text">
      <style:text-properties fo:background-color="#00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TOCOMPLETE</text:p>
      <text:p text:style-name="P1"/>
      <text:p text:style-name="P1"/>
      <text:p text:style-name="P2">&lt;link type="text/css" rel="stylesheet" href="autocomplete/easy-autocomplete.min.css"&gt;</text:p>
      <text:p text:style-name="P2">&lt;script type="text/javascript" src="autocomplete/jquery.easy-autocomplete.js" charset="utf-8"&gt;&lt;/script&gt;</text:p>
      <text:p text:style-name="P1"/>
      <text:p text:style-name="P1">&lt;script type="text/javascript"&gt;</text:p>
      <text:p text:style-name="P1"/>
      <text:p text:style-name="P1">var options = {</text:p>
      <text:p text:style-name="P1"/>
      <text:p text:style-name="P1"><text:s text:c="2"/>url: "JSON/<text:span text:style-name="T1">doctor</text:span>.json",</text:p>
      <text:p text:style-name="P1"/>
      <text:p text:style-name="P1"><text:s text:c="2"/>getValue: "name",</text:p>
      <text:p text:style-name="P1"/>
      <text:p text:style-name="P1"><text:s text:c="2"/>list: { </text:p>
      <text:p text:style-name="P1"><text:s text:c="4"/>match: {</text:p>
      <text:p text:style-name="P1"><text:s text:c="6"/>enabled: true</text:p>
      <text:p text:style-name="P1"><text:s text:c="4"/>}</text:p>
      <text:p text:style-name="P1"><text:s text:c="2"/>},</text:p>
      <text:p text:style-name="P1"/>
      <text:p text:style-name="P1"><text:s text:c="2"/>theme: "square"</text:p>
      <text:p text:style-name="P1">};</text:p>
      <text:p text:style-name="P3">$("#element-form-rmcrfm").easyAutocomplete(options);</text:p>
      <text:p text:style-name="P1"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10-16T06:00:59.160256048</meta:creation-date>
    <dc:date>2016-10-16T06:02:01.605508948</dc:date>
    <dc:creator>pitagora </dc:creator>
    <meta:editing-duration>PT1M2S</meta:editing-duration>
    <meta:editing-cycles>1</meta:editing-cycles>
    <meta:document-statistic meta:table-count="0" meta:image-count="0" meta:object-count="0" meta:page-count="1" meta:paragraph-count="16" meta:word-count="32" meta:character-count="421" meta:non-whitespace-character-count="380"/>
    <meta:generator>LibreOffice/4.3.3.2$Linux_X86_64 LibreOffice_project/430m0$Build-2</meta:generator>
  </office:meta>
</office:document-meta>
</file>